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textarea-horizontal-align="justify" draw:textarea-vertical-align="middle" draw:auto-grow-height="false" fo:min-height="0.74cm" fo:min-width="1.198cm"/>
    </style:style>
    <style:style style:name="gr2" style:family="graphic" style:parent-style-name="standard">
      <style:graphic-properties svg:stroke-width="0.035cm" svg:stroke-color="#ffffff" draw:marker-start-width="0.252cm" draw:marker-end-width="0.252cm" draw:textarea-horizontal-align="justify" draw:textarea-vertical-align="middle" draw:auto-grow-height="false" fo:min-height="0.916cm" fo:min-width="0.666cm" fo:padding-top="0.142cm" fo:padding-bottom="0.142cm" fo:padding-left="0.267cm" fo:padding-right="0.267cm"/>
    </style:style>
    <style:style style:name="gr3" style:family="graphic" style:parent-style-name="standard">
      <style:graphic-properties svg:stroke-color="#ffffff" draw:textarea-horizontal-align="justify" draw:textarea-vertical-align="middle" draw:auto-grow-height="false" fo:min-height="0.74cm" fo:min-width="1.48cm"/>
    </style:style>
    <style:style style:name="gr4" style:family="graphic" style:parent-style-name="objectwithoutfill">
      <style:graphic-properties svg:stroke-width="0.106cm" svg:stroke-color="#98fb98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1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77cm"/>
    </style:style>
    <style:style style:name="gr9" style:family="graphic" style:parent-style-name="standard">
      <style:graphic-properties svg:stroke-color="#98fb98" draw:fill-color="#98fb98" draw:textarea-horizontal-align="justify" draw:textarea-vertical-align="middle" draw:auto-grow-height="false" fo:min-height="0.75cm" fo:min-width="3.9cm"/>
    </style:style>
    <style:style style:name="gr10" style:family="graphic" style:parent-style-name="standard">
      <style:graphic-properties draw:stroke="none" svg:stroke-color="#98fb98" draw:fill-color="#9999ff" draw:textarea-horizontal-align="justify" draw:textarea-vertical-align="middle" draw:auto-grow-height="false" fo:min-height="0.75cm" fo:min-width="3.5cm"/>
    </style:style>
    <style:style style:name="gr11" style:family="graphic" style:parent-style-name="standard">
      <style:graphic-properties draw:stroke="none" svg:stroke-color="#98fb98" draw:fill-color="#0066cc" draw:textarea-horizontal-align="justify" draw:textarea-vertical-align="middle" draw:auto-grow-height="false" fo:min-height="0.75cm" fo:min-width="1.9cm"/>
    </style:style>
    <style:style style:name="gr12" style:family="graphic" style:parent-style-name="standard">
      <style:graphic-properties draw:stroke="none" svg:stroke-color="#98fb98" draw:fill-color="#0066cc" draw:textarea-horizontal-align="justify" draw:textarea-vertical-align="middle" draw:auto-grow-height="false" fo:min-height="0.75cm" fo:min-width="2.1cm"/>
    </style:style>
    <style:style style:name="gr13" style:family="graphic" style:parent-style-name="standard">
      <style:graphic-properties draw:stroke="none" svg:stroke-color="#98fb98" draw:fill-color="#0066cc" draw:textarea-horizontal-align="justify" draw:textarea-vertical-align="middle" draw:auto-grow-height="false" fo:min-height="0.7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9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ffffff"/>
    </style:style>
    <style:style style:name="P5" style:family="paragraph">
      <loext:graphic-properties draw:fill="none" draw:fill-color="#ffffff"/>
      <style:text-properties fo:color="#ffffff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color="#000000"/>
    </style:style>
    <style:style style:name="P8" style:family="paragraph">
      <loext:graphic-properties draw:fill-color="#98fb98"/>
      <style:paragraph-properties fo:text-align="center"/>
      <style:text-properties fo:color="#333333"/>
    </style:style>
    <style:style style:name="P9" style:family="paragraph">
      <loext:graphic-properties draw:fill-color="#9999ff"/>
      <style:paragraph-properties fo:text-align="center"/>
      <style:text-properties fo:color="#333333"/>
    </style:style>
    <style:style style:name="P10" style:family="paragraph">
      <loext:graphic-properties draw:fill-color="#0066cc"/>
      <style:paragraph-properties fo:text-align="center"/>
      <style:text-properties fo:color="#ffffff"/>
    </style:style>
    <style:style style:name="P11" style:family="paragraph">
      <style:paragraph-properties fo:text-align="end"/>
    </style:style>
    <style:style style:name="P12" style:family="paragraph">
      <loext:graphic-properties draw:fill-color="#0066cc"/>
      <style:paragraph-properties fo:text-align="end"/>
      <style:text-properties fo:color="#ffffff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color="#ffffff"/>
    </style:style>
    <style:style style:name="T2" style:family="text">
      <style:text-properties fo:color="#000000"/>
    </style:style>
    <style:style style:name="T3" style:family="text">
      <style:text-properties fo:color="#33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xml:id="id6" draw:id="id6" draw:layer="layout" svg:width="2.4cm" svg:height="1.4cm" svg:x="2.2cm" svg:y="6.2cm">
          <text:p text:style-name="P1"><text:span text:style-name="T1">Ca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1.2cm" svg:height="1.2cm" svg:x="6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cm" svg:height="1.2cm" svg:x="10.8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cm" svg:height="1.2cm" svg:x="9.6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cm" svg:height="1.2cm" svg:x="8.4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cm" svg:height="1.2cm" svg:x="7.2cm" svg:y="4.7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1" xml:id="id1" draw:id="id1" draw:layer="layout" svg:width="1.2cm" svg:height="1.2cm" svg:x="12cm" svg:y="4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2.8cm" svg:height="1.4cm" svg:x="20.6cm" svg:y="6.4cm">
          <text:p text:style-name="P1"><text:span text:style-name="T1">Wor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2.8cm" svg:height="1.4cm" svg:x="17.402cm" svg:y="6.4cm">
          <text:p text:style-name="P1"><text:span text:style-name="T1">Wor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2.8cm" svg:height="1.4cm" svg:x="14.2cm" svg:y="6.4cm">
          <text:p text:style-name="P1"><text:span text:style-name="T1">Wor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13.2cm" svg:y1="5.3cm" svg:x2="15.6cm" svg:y2="6.4cm" draw:start-shape="id1" draw:start-glue-point="1" draw:end-shape="id2" draw:end-glue-point="4" svg:d="M13200 5300c1600 0 2400 366 2400 1100" svg:viewBox="0 0 2401 1101">
          <text:p/>
        </draw:connector>
        <draw:connector draw:style-name="gr4" draw:text-style-name="P3" draw:layer="layout" draw:type="curve" svg:x1="13.2cm" svg:y1="5.3cm" svg:x2="18.802cm" svg:y2="6.4cm" draw:start-shape="id1" draw:start-glue-point="1" draw:end-shape="id3" draw:end-glue-point="4" svg:d="M13200 5300c3735 0 5602 366 5602 1100" svg:viewBox="0 0 5603 1101">
          <text:p/>
        </draw:connector>
        <draw:connector draw:style-name="gr4" draw:text-style-name="P3" draw:layer="layout" draw:type="curve" svg:x1="13.2cm" svg:y1="5.3cm" svg:x2="22cm" svg:y2="6.4cm" draw:start-shape="id1" draw:start-glue-point="1" draw:end-shape="id4" draw:end-glue-point="4" svg:d="M13200 5300c5867 0 8800 366 8800 1100" svg:viewBox="0 0 8801 1101">
          <text:p/>
        </draw:connector>
        <draw:custom-shape draw:style-name="gr2" draw:text-style-name="P1" xml:id="id8" draw:id="id8" draw:layer="layout" svg:width="1.2cm" svg:height="1.2cm" svg:x="6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cm" svg:height="1.2cm" svg:x="10.8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cm" svg:height="1.2cm" svg:x="9.6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cm" svg:height="1.2cm" svg:x="8.4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cm" svg:height="1.2cm" svg:x="7.2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1.2cm" svg:height="1.2cm" svg:x="12cm" svg:y="8cm">
          <text:p/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15.6cm" svg:y1="7.8cm" svg:x2="13.2cm" svg:y2="8.6cm" draw:start-shape="id2" draw:start-glue-point="8" draw:end-shape="id5" draw:end-glue-point="1" svg:d="M15600 7800c0 534-800 800-2400 800" svg:viewBox="0 0 2401 801">
          <text:p/>
        </draw:connector>
        <draw:connector draw:style-name="gr4" draw:text-style-name="P3" draw:layer="layout" draw:type="curve" svg:x1="18.802cm" svg:y1="7.8cm" svg:x2="13.2cm" svg:y2="8.6cm" draw:start-shape="id3" draw:start-glue-point="8" draw:end-shape="id5" draw:end-glue-point="1" svg:d="M18802 7800c0 534-1867 800-5602 800" svg:viewBox="0 0 5603 801">
          <text:p/>
        </draw:connector>
        <draw:connector draw:style-name="gr4" draw:text-style-name="P3" draw:layer="layout" draw:type="curve" svg:x1="22cm" svg:y1="7.8cm" svg:x2="13.2cm" svg:y2="8.6cm" draw:start-shape="id4" draw:start-glue-point="8" draw:end-shape="id5" draw:end-glue-point="1" svg:d="M22000 7800c0 534-2933 800-8800 800" svg:viewBox="0 0 8801 801">
          <text:p/>
        </draw:connector>
        <draw:connector draw:style-name="gr4" draw:text-style-name="P3" draw:layer="layout" draw:type="curve" svg:x1="3.4cm" svg:y1="6.2cm" svg:x2="6cm" svg:y2="5.3cm" draw:start-shape="id6" draw:start-glue-point="4" draw:end-shape="id7" draw:end-glue-point="3" svg:d="M3400 6200c0-600 866-900 2600-900" svg:viewBox="0 0 2601 901">
          <text:p/>
        </draw:connector>
        <draw:connector draw:style-name="gr4" draw:text-style-name="P3" draw:layer="layout" draw:type="curve" svg:x1="6cm" svg:y1="8.6cm" svg:x2="3.4cm" svg:y2="7.6cm" draw:start-shape="id8" draw:start-glue-point="3" draw:end-shape="id6" draw:end-glue-point="8" svg:d="M6000 8600c-1734 0-2600-333-2600-1000" svg:viewBox="0 0 2601 1001">
          <text:p/>
        </draw:connector>
        <draw:frame draw:style-name="gr5" draw:text-style-name="P5" draw:layer="layout" svg:width="4.9cm" svg:height="0.962cm" svg:x="7.186cm" svg:y="3.738cm">
          <draw:text-box>
            <text:p text:style-name="P4"><text:span text:style-name="T1">Dispatch queue</text:span></text:p>
          </draw:text-box>
        </draw:frame>
        <draw:frame draw:style-name="gr6" draw:text-style-name="P5" draw:layer="layout" svg:width="4.371cm" svg:height="0.962cm" svg:x="7.2cm" svg:y="9.238cm">
          <draw:text-box>
            <text:p text:style-name="P4"><text:span text:style-name="T1">Collect queue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g>
          <draw:frame draw:style-name="gr8" draw:text-style-name="P7" draw:layer="layout" svg:width="6.877cm" svg:height="0.962cm" svg:x="8.123cm" svg:y="10cm">
            <draw:text-box>
              <text:p><text:span text:style-name="T2">New pickle bytestream</text:span></text:p>
            </draw:text-box>
          </draw:frame>
          <draw:custom-shape draw:style-name="gr9" draw:text-style-name="P8" draw:layer="layout" svg:width="4.4cm" svg:height="1cm" svg:x="3cm" svg:y="11.1cm">
            <text:p text:style-name="P1"><text:span text:style-name="T3">array1 wrapper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4cm" svg:height="1cm" svg:x="7.4cm" svg:y="11.1cm">
            <text:p text:style-name="P1"><text:span text:style-name="T3">array1 buffer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0" draw:layer="layout" svg:width="2.4cm" svg:height="1cm" svg:x="0.6cm" svg:y="11.1cm">
            <text:p><text:span text:style-name="T1">\x80...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2" draw:layer="layout" svg:width="2.6cm" svg:height="1cm" svg:x="20.8cm" svg:y="11.1cm">
            <text:p text:style-name="P11"><text:span text:style-name="T1">… </text:span><text:span text:style-name="T1">\xf0?.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1cm" svg:height="1cm" svg:x="11.4cm" svg:y="11.1cm">
            <text:p><text:span text:style-name="T1">...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8" draw:layer="layout" svg:width="4.4cm" svg:height="1cm" svg:x="12.4cm" svg:y="11.1cm">
            <text:p text:style-name="P1"><text:span text:style-name="T3">array2 wrapper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4cm" svg:height="1cm" svg:x="16.8cm" svg:y="11.1cm">
            <text:p text:style-name="P1"><text:span text:style-name="T3">array2 buffer</text:span></text:p>
            <draw:enhanced-geometry svg:viewBox="0 0 21600 21600" draw:type="rectangle" draw:enhanced-path="M 0 0 L 21600 0 21600 21600 0 21600 0 0 Z N"/>
          </draw:custom-shape>
          <draw:frame draw:style-name="gr14" draw:text-style-name="P7" draw:layer="layout" svg:width="6.598cm" svg:height="0.962cm" svg:x="8.2cm" svg:y="4.8cm">
            <draw:text-box>
              <text:p><text:span text:style-name="T2">Old pickle bytestream</text:span></text:p>
            </draw:text-box>
          </draw:frame>
          <draw:custom-shape draw:style-name="gr9" draw:text-style-name="P8" xml:id="id11" draw:id="id11" draw:layer="layout" svg:width="4.4cm" svg:height="1cm" svg:x="3.1cm" svg:y="6cm">
            <text:p text:style-name="P1"><text:span text:style-name="T3">array1 wrapper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4cm" svg:height="1cm" svg:x="10.5cm" svg:y="8.4cm">
            <text:p text:style-name="P1"><text:span text:style-name="T3">array1 buffer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0" draw:layer="layout" svg:width="2.4cm" svg:height="1cm" svg:x="0.7cm" svg:y="6cm">
            <text:p><text:span text:style-name="T1">\x80...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2" draw:layer="layout" svg:width="2.6cm" svg:height="1cm" svg:x="12.9cm" svg:y="6cm">
            <text:p text:style-name="P11"><text:span text:style-name="T1">… </text:span><text:span text:style-name="T1">\xf0?.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1cm" svg:height="1cm" svg:x="7.5cm" svg:y="6cm">
            <text:p><text:span text:style-name="T1">...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8" xml:id="id9" draw:id="id9" draw:layer="layout" svg:width="4.4cm" svg:height="1cm" svg:x="8.5cm" svg:y="6cm">
            <text:p text:style-name="P1"><text:span text:style-name="T3">array2 wrapper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4cm" svg:height="1cm" svg:x="15.7cm" svg:y="7.2cm">
            <text:p text:style-name="P1"><text:span text:style-name="T3">array2 buffer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frame draw:style-name="gr15" draw:text-style-name="P7" xml:id="id12" draw:id="id12" draw:layer="layout" svg:width="3.495cm" svg:height="0.962cm" svg:x="6.9cm" svg:y="8.438cm">
            <draw:text-box>
              <text:p><text:span text:style-name="T2">array1.npy</text:span></text:p>
            </draw:text-box>
          </draw:frame>
          <draw:frame draw:style-name="gr15" draw:text-style-name="P7" xml:id="id10" draw:id="id10" draw:layer="layout" svg:width="3.495cm" svg:height="0.962cm" svg:x="12.205cm" svg:y="7.2cm">
            <draw:text-box>
              <text:p><text:span text:style-name="T2">array2.npy</text:span></text:p>
            </draw:text-box>
          </draw:frame>
          <draw:connector draw:style-name="gr16" draw:text-style-name="P3" draw:layer="layout" svg:x1="10.7cm" svg:y1="7cm" svg:x2="12.205cm" svg:y2="7.681cm" draw:start-shape="id9" draw:start-glue-point="2" draw:end-shape="id10" draw:end-glue-point="3" svg:d="M10700 7000v681h1505" svg:viewBox="0 0 1506 682">
            <text:p/>
          </draw:connector>
          <draw:connector draw:style-name="gr16" draw:text-style-name="P3" draw:layer="layout" svg:x1="5.3cm" svg:y1="7cm" svg:x2="6.9cm" svg:y2="8.919cm" draw:start-shape="id11" draw:start-glue-point="2" draw:end-shape="id12" draw:end-glue-point="3" svg:d="M5300 7000v1919h1600" svg:viewBox="0 0 1601 1920">
            <text:p/>
          </draw:connector>
        </draw:g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re </meta:initial-creator>
    <meta:creation-date>2016-06-11T18:46:17.009355516</meta:creation-date>
    <dc:date>2017-06-05T21:51:52.876327523</dc:date>
    <dc:creator>Alexandre </dc:creator>
    <meta:editing-duration>PT4H12M13S</meta:editing-duration>
    <meta:editing-cycles>6</meta:editing-cycles>
    <meta:generator>LibreOffice/5.2.2.2$Linux_X86_64 LibreOffice_project/20m0$Build-2</meta:generator>
    <meta:document-statistic meta:object-count="72"/>
  </office:meta>
</office:document-meta>
</file>